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application/binary" manifest:full-path="Scripts/javascript/"/>
  <manifest:file-entry manifest:media-type="application/binary" manifest:full-path="Script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0.799cm"/>
    </style:style>
    <style:style style:name="co3" style:family="table-column">
      <style:table-column-properties fo:break-before="auto" style:column-width="1.976cm"/>
    </style:style>
    <style:style style:name="co4" style:family="table-column">
      <style:table-column-properties fo:break-before="auto" style:column-width="2.166cm"/>
    </style:style>
    <style:style style:name="co5" style:family="table-column">
      <style:table-column-properties fo:break-before="auto" style:column-width="2.304cm"/>
    </style:style>
    <style:style style:name="co6" style:family="table-column">
      <style:table-column-properties fo:break-before="auto" style:column-width="2.494cm"/>
    </style:style>
    <style:style style:name="co7" style:family="table-column">
      <style:table-column-properties fo:break-before="auto" style:column-width="1.565cm"/>
    </style:style>
    <style:style style:name="co8" style:family="table-column">
      <style:table-column-properties fo:break-before="auto" style:column-width="1.374cm"/>
    </style:style>
    <style:style style:name="co9" style:family="table-column">
      <style:table-column-properties fo:break-before="auto" style:column-width="1.182cm"/>
    </style:style>
    <style:style style:name="co10" style:family="table-column">
      <style:table-column-properties fo:break-before="auto" style:column-width="0.99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number-columns-repeated="1006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130">
            <text:p>130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office:value-type="float" office:value="166">
            <text:p>166</text:p>
          </table:table-cell>
          <table:table-cell office:value-type="float" office:value="319">
            <text:p>319</text:p>
          </table:table-cell>
          <table:table-cell office:value-type="float" office:value="457">
            <text:p>457</text:p>
          </table:table-cell>
          <table:table-cell office:value-type="float" office:value="470">
            <text:p>470</text:p>
          </table:table-cell>
          <table:table-cell office:value-type="float" office:value="319">
            <text:p>319</text:p>
          </table:table-cell>
          <table:table-cell office:value-type="float" office:value="138">
            <text:p>13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35">
            <text:p>135</text:p>
          </table:table-cell>
          <table:table-cell office:value-type="float" office:value="370">
            <text:p>370</text:p>
          </table:table-cell>
          <table:table-cell office:value-type="float" office:value="852">
            <text:p>852</text:p>
          </table:table-cell>
          <table:table-cell office:value-type="float" office:value="1475">
            <text:p>1475</text:p>
          </table:table-cell>
          <table:table-cell office:value-type="float" office:value="1908">
            <text:p>1908</text:p>
          </table:table-cell>
          <table:table-cell office:value-type="float" office:value="1618">
            <text:p>1618</text:p>
          </table:table-cell>
          <table:table-cell office:value-type="float" office:value="933">
            <text:p>933</text:p>
          </table:table-cell>
          <table:table-cell office:value-type="float" office:value="332">
            <text:p>332</text:p>
          </table:table-cell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253">
            <text:p>253</text:p>
          </table:table-cell>
          <table:table-cell office:value-type="float" office:value="790">
            <text:p>790</text:p>
          </table:table-cell>
          <table:table-cell office:value-type="float" office:value="2068">
            <text:p>2068</text:p>
          </table:table-cell>
          <table:table-cell office:value-type="float" office:value="4179">
            <text:p>4179</text:p>
          </table:table-cell>
          <table:table-cell office:value-type="float" office:value="6780">
            <text:p>6780</text:p>
          </table:table-cell>
          <table:table-cell office:value-type="float" office:value="7172">
            <text:p>7172</text:p>
          </table:table-cell>
          <table:table-cell office:value-type="float" office:value="5372">
            <text:p>5372</text:p>
          </table:table-cell>
          <table:table-cell office:value-type="float" office:value="2487">
            <text:p>2487</text:p>
          </table:table-cell>
          <table:table-cell office:value-type="float" office:value="757">
            <text:p>757</text:p>
          </table:table-cell>
          <table:table-cell office:value-type="float" office:value="142">
            <text:p>14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01">
            <text:p>101</text:p>
          </table:table-cell>
          <table:table-cell office:value-type="float" office:value="457">
            <text:p>457</text:p>
          </table:table-cell>
          <table:table-cell office:value-type="float" office:value="1576">
            <text:p>1576</text:p>
          </table:table-cell>
          <table:table-cell office:value-type="float" office:value="4627">
            <text:p>4627</text:p>
          </table:table-cell>
          <table:table-cell office:value-type="float" office:value="11554">
            <text:p>11554</text:p>
          </table:table-cell>
          <table:table-cell office:value-type="float" office:value="22582">
            <text:p>22582</text:p>
          </table:table-cell>
          <table:table-cell office:value-type="float" office:value="29685">
            <text:p>29685</text:p>
          </table:table-cell>
          <table:table-cell office:value-type="float" office:value="28436">
            <text:p>28436</text:p>
          </table:table-cell>
          <table:table-cell office:value-type="float" office:value="16050">
            <text:p>16050</text:p>
          </table:table-cell>
          <table:table-cell office:value-type="float" office:value="6740">
            <text:p>6740</text:p>
          </table:table-cell>
          <table:table-cell office:value-type="float" office:value="1633">
            <text:p>1633</text:p>
          </table:table-cell>
          <table:table-cell office:value-type="float" office:value="262">
            <text:p>26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63">
            <text:p>163</text:p>
          </table:table-cell>
          <table:table-cell office:value-type="float" office:value="800">
            <text:p>800</text:p>
          </table:table-cell>
          <table:table-cell office:value-type="float" office:value="2965">
            <text:p>2965</text:p>
          </table:table-cell>
          <table:table-cell office:value-type="float" office:value="9800">
            <text:p>9800</text:p>
          </table:table-cell>
          <table:table-cell office:value-type="float" office:value="28383">
            <text:p>28383</text:p>
          </table:table-cell>
          <table:table-cell office:value-type="float" office:value="69377">
            <text:p>69377</text:p>
          </table:table-cell>
          <table:table-cell office:value-type="float" office:value="106254">
            <text:p>106254</text:p>
          </table:table-cell>
          <table:table-cell office:value-type="float" office:value="127876">
            <text:p>127876</text:p>
          </table:table-cell>
          <table:table-cell office:value-type="float" office:value="94132">
            <text:p>94132</text:p>
          </table:table-cell>
          <table:table-cell office:value-type="float" office:value="48526">
            <text:p>48526</text:p>
          </table:table-cell>
          <table:table-cell office:value-type="float" office:value="15509">
            <text:p>15509</text:p>
          </table:table-cell>
          <table:table-cell office:value-type="float" office:value="3413">
            <text:p>3413</text:p>
          </table:table-cell>
          <table:table-cell office:value-type="float" office:value="465">
            <text:p>46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53">
            <text:p>253</text:p>
          </table:table-cell>
          <table:table-cell office:value-type="float" office:value="1336">
            <text:p>1336</text:p>
          </table:table-cell>
          <table:table-cell office:value-type="float" office:value="5386">
            <text:p>5386</text:p>
          </table:table-cell>
          <table:table-cell office:value-type="float" office:value="19800">
            <text:p>19800</text:p>
          </table:table-cell>
          <table:table-cell office:value-type="float" office:value="64271">
            <text:p>6427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>
            <text:p>1 min 10 s</text:p>
          </table:table-cell>
          <table:table-cell office:value-type="string">
            <text:p>1 min 52 s</text:p>
          </table:table-cell>
          <table:table-cell office:value-type="string">
            <text:p>2 min 10 s</text:p>
          </table:table-cell>
          <table:table-cell office:value-type="string">
            <text:p>1 min 44 s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1 min 7 s</text:p>
          </table:table-cell>
          <table:table-cell office:value-type="string">
            <text:p>2 min 46 s</text:p>
          </table:table-cell>
          <table:table-cell office:value-type="string">
            <text:p>5 min 19 s</text:p>
          </table:table-cell>
          <table:table-cell office:value-type="string">
            <text:p>7 min 37 s</text:p>
          </table:table-cell>
          <table:table-cell office:value-type="string">
            <text:p>7 min 50 s</text:p>
          </table:table-cell>
          <table:table-cell office:value-type="string">
            <text:p>5 min 19 s</text:p>
          </table:table-cell>
          <table:table-cell office:value-type="string">
            <text:p>2 min 18 s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2 min 15 s</text:p>
          </table:table-cell>
          <table:table-cell office:value-type="string">
            <text:p>6 min 10 s</text:p>
          </table:table-cell>
          <table:table-cell office:value-type="string">
            <text:p>14 min 12 s</text:p>
          </table:table-cell>
          <table:table-cell office:value-type="string">
            <text:p>24 min 35 s</text:p>
          </table:table-cell>
          <table:table-cell office:value-type="string">
            <text:p>31 min 48 s</text:p>
          </table:table-cell>
          <table:table-cell office:value-type="string">
            <text:p>26 min 58 s</text:p>
          </table:table-cell>
          <table:table-cell office:value-type="string">
            <text:p>15 min 33 s</text:p>
          </table:table-cell>
          <table:table-cell office:value-type="string">
            <text:p>5 min 32 s</text:p>
          </table:table-cell>
          <table:table-cell office:value-type="string">
            <text:p>1 min 15 s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string">
            <text:p>4 min 13 s</text:p>
          </table:table-cell>
          <table:table-cell office:value-type="string">
            <text:p>13 min 10 s</text:p>
          </table:table-cell>
          <table:table-cell office:value-type="string">
            <text:p>34 min 28 s</text:p>
          </table:table-cell>
          <table:table-cell office:value-type="string">
            <text:p>1 h 9 m 39 s</text:p>
          </table:table-cell>
          <table:table-cell office:value-type="string">
            <text:p>1 h 53 m</text:p>
          </table:table-cell>
          <table:table-cell office:value-type="string">
            <text:p>1 h 59 m 32 s</text:p>
          </table:table-cell>
          <table:table-cell office:value-type="string">
            <text:p>1 h 29 m 32 s</text:p>
          </table:table-cell>
          <table:table-cell office:value-type="string">
            <text:p>41 m 27 s</text:p>
          </table:table-cell>
          <table:table-cell office:value-type="string">
            <text:p>12 min 37 s</text:p>
          </table:table-cell>
          <table:table-cell office:value-type="string">
            <text:p>2 min 22 s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 min 41 s</text:p>
          </table:table-cell>
          <table:table-cell office:value-type="string">
            <text:p>7 min 37 s</text:p>
          </table:table-cell>
          <table:table-cell office:value-type="string">
            <text:p>26 min 16 s</text:p>
          </table:table-cell>
          <table:table-cell office:value-type="string">
            <text:p>1 h 17 m 7 s</text:p>
          </table:table-cell>
          <table:table-cell office:value-type="string">
            <text:p>3 h 12 m 34 s</text:p>
          </table:table-cell>
          <table:table-cell table:number-columns-repeated="7"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13"/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20.06.2011</text:date>, <text:time>13:16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0T13:16:23</dc:date>
    <dc:creator>hampe </dc:creator>
    <meta:generator>OpenOffice.org/3.2$Unix OpenOffice.org_project/320m12$Build-9483</meta:generator>
    <meta:editing-duration>PT00H14M24S</meta:editing-duration>
    <meta:editing-cycles>1</meta:editing-cycles>
    <meta:document-statistic meta:table-count="1" meta:cell-count="361" meta:object-count="0"/>
  </office:meta>
</office:document-meta>
</file>